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4" style:parent-style-name="DefaultParagraphFont" style:family="text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T9" style:parent-style-name="DefaultParagraphFont" style:family="text">
      <style:text-properties fo:language="fr" fo:country="FR"/>
    </style:style>
  </office:automatic-styles>
  <office:body>
    <office:text text:use-soft-page-breaks="true">
      <text:p text:style-name="P1"><text:span text:style-name="T3">BOUET LAURE et ZENNANI FARID</text:span><text:span text:style-name="T4"><text:s/></text:span></text:p>
      <text:p text:style-name="P5"/>
      <text:p text:style-name="P6">Nous avons fait un système de réservation, avec confirmation par mail.</text:p>
      <text:p text:style-name="P7">Donc la librairie PHPMailer à partir du serveur SMTP devrai être utilisé pour exécuter le code. Nous n’avons malheureusement pas réussi sur nos ordinateurs respectifs – donc n’a pas pu être testé.</text:p>
      <text:p text:style-name="P8"/>
      <text:p text:style-name="Normal"><text:span text:style-name="T9">D’autre part pour poster des avis des clients, nous avons voulu utiliser php, pour les reposter sur le sit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fo:language="fr" fo:country="FR"/>
    </style:style>
  </office:automatic-styles>
  <office:master-styles>
    <style:master-page style:name="MP0" style:page-layout-name="PL0">
      <style:header>
        <text:p text:style-name="P2">PROJET SITE WEB<text:s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ure bouet</meta:initial-creator>
    <dc:creator>laure bouet</dc:creator>
    <meta:creation-date>2023-05-10T14:24:00Z</meta:creation-date>
    <dc:date>2023-05-10T20:00:00Z</dc:date>
    <meta:template xlink:href="Normal" xlink:type="simple"/>
    <meta:editing-cycles>3</meta:editing-cycles>
    <meta:editing-duration>PT360S</meta:editing-duration>
    <meta:document-statistic meta:page-count="1" meta:paragraph-count="1" meta:word-count="63" meta:character-count="409" meta:row-count="2" meta:non-whitespace-character-count="347"/>
  </office:meta>
</office:document-meta>
</file>